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2]/[.D12]" office:value-type="float" office:value="224" calcext:value-type="float">
            <text:p>22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13]/[.D13]" office:value-type="float" office:value="449" calcext:value-type="float">
            <text:p>44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4]/[.D14]"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5]/[.D15]" office:value-type="float" office:value="301.166666666667" calcext:value-type="float">
            <text:p>301.1666666666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6]/[.D16]" office:value-type="float" office:value="303.583333333333" calcext:value-type="float">
            <text:p>303.58333333333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C17]/[.D17]" office:value-type="float" office:value="292.8" calcext:value-type="float">
            <text:p>292.8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C18]/[.D18]" office:value-type="float" office:value="329.204545454545" calcext:value-type="float">
            <text:p>329.2045454545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no substitu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/[.D2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/[.D3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31]/[.D31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32]/[.D32]"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33]/[.D33]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34]/[.D34]" office:value-type="float" office:value="134.166666666667" calcext:value-type="float">
            <text:p>134.16666666666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35]/[.D35]" office:value-type="float" office:value="117.357142857143" calcext:value-type="float">
            <text:p>117.35714285714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C36]/[.D36]" office:value-type="float" office:value="142.913043478261" calcext:value-type="float">
            <text:p>142.913043478261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C37]/[.D37]" office:value-type="float" office:value="117.327586206897" calcext:value-type="float">
            <text:p>117.3275862068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 embedding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00:50:14.13756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7-02-24T01:04:32.049460331</dc:date>
    <dc:creator>jennifer </dc:creator>
    <meta:editing-duration>PT6H31M11S</meta:editing-duration>
    <meta:editing-cycles>6</meta:editing-cycles>
    <meta:generator>LibreOffice/5.2.2.2$Linux_X86_64 LibreOffice_project/8f96e87c890bf8fa77463cd4b640a2312823f3ad</meta:generator>
    <meta:document-statistic meta:table-count="1" meta:cell-count="203" meta:object-count="0"/>
  </office:meta>
</office:document-meta>
</file>